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DefinitionDelegate.ContainerDefinitionDelegate(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ainerDefinitionDelegate.hasWidg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DefinitionDelegate.getWidget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DefinitionDelegate.createWidget( Widget parent ,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ainerDefinitionDelegate.getWidgetDefiniti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DefinitionDelegate.createWidgets( Widget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ainerDefinitionDelegate.resolve( List parents , WidgetDefinition par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ontainerDefinitionDelegate.addWidgetDefinition( WidgetDefinition widgetDefin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ainerDefinitionDelegate.isResolv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